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 office:value-type="string">
            <text:p>2022-10-24_21-06-15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7" office:value-type="string">
            <text:p>2022-10-25_01-39-27_000.jpg</text:p>
          </table:table-cell>
          <table:table-cell table:style-name="ce27" office:value-type="string">
            <text:p>:m :PHOTO 寝た時刻 / 2022</text:p>
          </table:table-cell>
          <table:table-cell table:style-name="ce29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8" office:value-type="string">
            <text:p>2022-10-25_07-48-17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:PHOTO 起きた時刻 / 2022">
            <text:p>:m :PHOTO 起きた時刻 / 2022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8" office:value-type="string">
            <text:p>2022-10-25_08-04-23_000.jpg</text:p>
          </table:table-cell>
          <table:table-cell table:style-name="ce20" office:value-type="string">
            <text:p>:m 記録 / お酒：飲んだ量</text:p>
          </table:table-cell>
          <table:table-cell table:style-name="ce28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記録 / お酒：飲んだ量">
            <text:p>:m 記録 / お酒：飲んだ量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8" office:value-type="string">
            <text:p>2022-10-25_13-31-12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8" office:value-type="string">
            <text:p>2022-10-25_16-01-51_000.jpg</text:p>
          </table:table-cell>
          <table:table-cell table:style-name="ce27" office:value-type="string">
            <text:p>:m #*# RES / JVEMV6 64#67_??_kenmon / 『論語 憲問』 著者=~,校注=~ / p.346 / w=~,topic=~,publisher=明治書院,other=管仲；鮑叔牙</text:p>
          </table:table-cell>
          <table:table-cell table:style-name="ce27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#*# RES / JVEMV6 64#67_??_kenmon / 『論語 憲問』 著者=~,校注=~ / p.346 / w=~,topic=~,publisher=明治書院,other=管仲；鮑叔牙">
            <text:p>:m #*# RES / JVEMV6 64#67_??_kenmon / 『論語 憲問』 著者=~,校注=~ / p.346 / w=~,topic=~,publisher=明治書院,other=管仲；鮑叔牙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9" office:value-type="string">
            <text:p>2022-10-25_16-42-14_000.jpg</text:p>
          </table:table-cell>
          <table:table-cell table:style-name="ce27" office:value-type="string">
            <text:p>:m RES 1-2*2 / free# JVEMV6 41#_3:1 / 76. theoretical-physics(tp) / w=~,topics=国際収支：為替レート,other=~,s=~,i=~,doc=r-1-1~1.1:p.147:para-~1</text:p>
          </table:table-cell>
          <table:table-cell table:style-name="ce27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RES 1-2*2 / free# JVEMV6 41#_3:1 / 76. theoretical-physics(tp) / w=~,topics=国際収支：為替レート,other=~,s=~,i=~,doc=r-1-1~1.1:p.147:para-~1">
            <text:p>:m RES 1-2*2 / free# JVEMV6 41#_3:1 / 76. theoretical-physics(tp) / w=~,topics=国際収支：為替レート,other=~,s=~,i=~,doc=r-1-1~1.1:p.147:para-~1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7" office:value-type="string">
            <text:p>2022-10-25_19-07-33_000.jpg</text:p>
          </table:table-cell>
          <table:table-cell table:style-name="ce28" office:value-type="string">
            <text:p>:m :篠笛,shinobue #*# / session-memo:session-1 / p.1:genre=practice,for=movement:koo~otsu,key=h-4(E),musescore=~ \\\ p.2:genre=melody,key=A(h-7`),musescore=~ \\\ p.3:genre=melody:continue-from:page-1,musescore=~ \\\ p.4:genre=melody:continue-from:page-1,musescore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m :篠笛,shinobue #*# / session-memo:session-1 / p.1:genre=practice,for=movement:koo~otsu,key=h-4(E),musescore=~ \\\ p.2:genre=melody,key=A(h-7`),musescore=~ \\\ p.3:genre=melody:continue-from:page-1,musescore=~ \\\ p.4:genre=melody:continue-from:page-1,musescore=~">
            <text:p>:m :篠笛,shinobue #*# / session-memo:session-1 / p.1:genre=practice,for=movement:koo~otsu,key=h-4(E),musescore=~ \\\ p.2:genre=melody,key=A(h-7`),musescore=~ \\\ p.3:genre=melody:continue-from:page-1,musescore=~ \\\ p.4:genre=melody:continue-from:page-1,musescore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0]=&quot;&quot;;[.C10];CONCATENATE([.C10];&quot; / &quot;;[.E10]))" office:value-type="float" office:value="0">
            <text:p>0</text:p>
          </table:table-cell>
          <table:table-cell table:style-name="ce10" table:formula="of:=RIGHT([.B10];[.K10])" office:value-type="float" office:value="0">
            <text:p>#VALUE!</text:p>
          </table:table-cell>
          <table:table-cell table:style-name="ce53" table:formula="of:=FIND(&quot;.&quot;;[.B10];1)" office:value-type="float" office:value="0">
            <text:p>#VALUE!</text:p>
          </table:table-cell>
          <table:table-cell table:formula="of:=LEN([.B10])" office:value-type="float" office:value="0">
            <text:p>0</text:p>
          </table:table-cell>
          <table:table-cell table:formula="of:=[.J10]-[.I1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9"/>
          <table:table-cell table:style-name="ce27"/>
          <table:table-cell table:style-name="ce10"/>
          <table:table-cell table:style-name="ce10"/>
          <table:table-cell table:style-name="ce51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53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53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46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9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8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3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8">
            <text:p>8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1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4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7:Sheet1.C272" table:on-update-keep-styles="true" table:on-update-keep-size="false"/>
        <table:database-range table:name="XXX" table:target-range-address="Sheet1.B267:Sheet1.B267" table:on-update-keep-styles="true" table:on-update-keep-size="false"/>
        <table:database-range table:name="XXX_music" table:target-range-address="Sheet1.B268:Sheet1.B268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26">2022/10/26</text:date>, <text:time>10:01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0-26T10:01:56.95</dc:date>
    <dc:creator>iwabuchi ken</dc:creator>
    <meta:editing-duration>P50DT2H21M10S</meta:editing-duration>
    <meta:editing-cycles>16332</meta:editing-cycles>
    <meta:document-statistic meta:table-count="2" meta:cell-count="910" meta:object-count="0"/>
    <meta:user-defined meta:name="qrichtext">1</meta:user-defined>
  </office:meta>
</office:document-meta>
</file>